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23-03-08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22-11-29 22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22-04-08 19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21-11-30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21-03-08 21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20-11-12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20-03-10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19-12-11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18-03-12 21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17-11-02 22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17-03-23 18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16-11-16 23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16-03-18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15-11-03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15-04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14-03-07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14-02-20 2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14-01-22 20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13-12-03 20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13-09-04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13-08-06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13-06-26 21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13-06-04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13-04-24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13-02-20 21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13-02-01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13-01-03 22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12-10-04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12-09-06 14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12-08-07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12-07-03 16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12-05-01 20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12-04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12-03-20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12-02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12-01-10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11-11-29 19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11-08-08 19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11-07-12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11-06-06 19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11-05-16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11-04-07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11-03-16 21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11-02-03 2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11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10-12-07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10-04-07 20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08-09-30 18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08-09-04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08-07-24 19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08-07-10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08-06-10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08-05-14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08-04-08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08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08-02-20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08-01-16 19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07-12-17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07-11-15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07-10-30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07-09-12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07-08-02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07-06-21 19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07-05-01 18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07-04-19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07-03-22 18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07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07-01-08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06-11-27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06-10-12 18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06-07-18 20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05-09-28 2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05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05-08-03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05-07-07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05-06-09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05-05-10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05-04-06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05-03-01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05-01-20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2004-11-16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25118455001</text:p>
          </table:table-cell>
          <table:table-cell office:value-type="string" calcext:value-type="string">
            <text:p>1977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46" meta:object-count="0"/>
    <meta:user-defined meta:name="AppVersion">3.0</meta:user-defined>
  </office:meta>
</office:document-meta>
</file>